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fo:wrap-option="wrap"/>
    </style:style>
    <style:style style:name="co1" style:family="table-column">
      <style:table-column-properties fo:break-before="auto" style:column-width="4.55083333333333cm" style:use-optimal-column-width="true"/>
    </style:style>
    <style:style style:name="co2" style:family="table-column">
      <style:table-column-properties fo:break-before="auto" style:column-width="2.43416666666667cm" style:use-optimal-column-width="true"/>
    </style:style>
    <style:style style:name="co3" style:family="table-column">
      <style:table-column-properties fo:break-before="auto" style:column-width="1.957916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Hours Worked</text:p>
          </table:table-cell>
          <table:table-cell office:value-type="string" table:style-name="ce2">
            <text:p>Comments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string" table:style-name="ce2">
            <text:p>Percent Complete</text:p>
          </table:table-cell>
          <table:table-cell table:number-columns-repeated="16378"/>
        </table:table-row>
        <table:table-row table:style-name="ro1">
          <table:table-cell office:value-type="date" office:date-value="2025-12-01T00:00:00" table:style-name="ce3">
            <text:p>Monday, 1 December 2025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Hours</text:p>
          </table:table-cell>
          <table:table-cell office:value-type="float" office:value="196" table:formula="of:= SUM([.B2:.B111])" table:style-name="ce1">
            <text:p>196</text:p>
          </table:table-cell>
          <table:table-cell office:value-type="float" office:value="40.833333333333336" table:formula="of:=100*[.E2]/480" table:style-name="ce1">
            <text:p>40.83333333</text:p>
          </table:table-cell>
          <table:table-cell table:number-columns-repeated="16378"/>
        </table:table-row>
        <table:table-row table:style-name="ro1">
          <table:table-cell office:value-type="date" office:date-value="2025-12-02T00:00:00" table:style-name="ce3">
            <text:p>Tuesday, 2 December 2025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Working Days</text:p>
          </table:table-cell>
          <table:table-cell office:value-type="float" office:value="24.5" table:formula="of:=[.E2]/8" table:style-name="ce1">
            <text:p>24.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5-12-03T00:00:00" table:style-name="ce3">
            <text:p>Wednesday, 3 December 2025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Weeks</text:p>
          </table:table-cell>
          <table:table-cell office:value-type="float" office:value="4.9000000000000004" table:formula="of:=[.E3]/5" table:style-name="ce1">
            <text:p>4.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5-12-04T00:00:00" table:style-name="ce3">
            <text:p>Thursday, 4 December 2025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5-12-05T00:00:00" table:style-name="ce3">
            <text:p>Friday, 5 December 2025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5-12-06T00:00:00" table:style-name="ce3">
            <text:p>Saturday, 6 December 2025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5-12-07T00:00:00" table:style-name="ce3">
            <text:p>Sunday, 7 December 2025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5-12-08T00:00:00" table:style-name="ce3">
            <text:p>Monday, 8 December 2025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5-12-09T00:00:00" table:style-name="ce3">
            <text:p>Tuesday, 9 December 2025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5-12-10T00:00:00" table:style-name="ce3">
            <text:p>Wednesday, 10 December 20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ck :(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1T00:00:00" table:style-name="ce3">
            <text:p>Thursday, 11 December 202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2T00:00:00" table:style-name="ce3">
            <text:p>Friday, 12 December 202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3T00:00:00" table:style-name="ce3">
            <text:p>Saturday, 13 December 2025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5-12-14T00:00:00" table:style-name="ce3">
            <text:p>Sunday, 14 December 2025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5-12-15T00:00:00" table:style-name="ce3">
            <text:p>Monday, 15 December 2025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5-12-16T00:00:00" table:style-name="ce3">
            <text:p>Tuesday, 16 December 2025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5-12-17T00:00:00" table:style-name="ce3">
            <text:p>Wednesday, 17 December 2025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5-12-18T00:00:00" table:style-name="ce3">
            <text:p>Thursday, 18 December 202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entist</text:p>
          </table:table-cell>
          <table:table-cell table:number-columns-repeated="16381"/>
        </table:table-row>
        <table:table-row table:style-name="ro1">
          <table:table-cell office:value-type="date" office:date-value="2025-12-19T00:00:00" table:style-name="ce3">
            <text:p>Friday, 19 December 2025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5-12-20T00:00:00" table:style-name="ce3">
            <text:p>Saturday, 20 December 2025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5-12-21T00:00:00" table:style-name="ce3">
            <text:p>Sunday, 21 December 2025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5-12-22T00:00:00" table:style-name="ce3">
            <text:p>Monday, 22 December 2025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5-12-23T00:00:00" table:style-name="ce3">
            <text:p>Tuesday, 23 December 2025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5-12-24T00:00:00" table:style-name="ce3">
            <text:p>Wednesday, 24 December 2025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5-12-25T00:00:00" table:style-name="ce3">
            <text:p>Thursday, 25 December 2025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5-12-26T00:00:00" table:style-name="ce3">
            <text:p>Friday, 26 December 2025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5-12-27T00:00:00" table:style-name="ce3">
            <text:p>Saturday, 27 December 2025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5-12-28T00:00:00" table:style-name="ce3">
            <text:p>Sunday, 28 December 2025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5-12-29T00:00:00" table:style-name="ce3">
            <text:p>Monday, 29 December 2025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5-12-30T00:00:00" table:style-name="ce3">
            <text:p>Tuesday, 30 December 2025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5-12-31T00:00:00" table:style-name="ce3">
            <text:p>Wednesday, 31 December 2025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6-01-01T00:00:00" table:style-name="ce3">
            <text:p>Thursday, 1 January 202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26-01-02T00:00:00" table:style-name="ce3">
            <text:p>Friday, 2 January 202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26-01-03T00:00:00" table:style-name="ce3">
            <text:p>Saturday, 3 January 202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26-01-04T00:00:00" table:style-name="ce3">
            <text:p>Sunday, 4 January 202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26-01-05T00:00:00" table:style-name="ce3">
            <text:p>Monday, 5 January 202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date" office:date-value="2026-01-06T00:00:00" table:style-name="ce3">
            <text:p>Tuesday, 6 January 202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date" office:date-value="2026-01-07T00:00:00" table:style-name="ce3">
            <text:p>Wednesday, 7 January 202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date" office:date-value="2026-01-08T00:00:00" table:style-name="ce3">
            <text:p>Thursday, 8 January 202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date" office:date-value="2026-01-09T00:00:00" table:style-name="ce3">
            <text:p>Friday, 9 January 202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date" office:date-value="2026-01-10T00:00:00" table:style-name="ce3">
            <text:p>Saturday, 10 January 202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26-01-11T00:00:00" table:style-name="ce3">
            <text:p>Sunday, 11 January 202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26-01-12T00:00:00" table:style-name="ce3">
            <text:p>Monday, 12 January 202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date" office:date-value="2026-01-13T00:00:00" table:style-name="ce3">
            <text:p>Tuesday, 13 January 202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date" office:date-value="2026-01-14T00:00:00" table:style-name="ce3">
            <text:p>Wednesday, 14 January 202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date" office:date-value="2026-01-15T00:00:00" table:style-name="ce3">
            <text:p>Thursday, 15 January 202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date" office:date-value="2026-01-16T00:00:00" table:style-name="ce3">
            <text:p>Friday, 16 January 202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date" office:date-value="2026-01-17T00:00:00" table:style-name="ce3">
            <text:p>Saturday, 17 January 202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26-01-18T00:00:00" table:style-name="ce3">
            <text:p>Sunday, 18 January 202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26-01-19T00:00:00" table:style-name="ce3">
            <text:p>Monday, 19 January 202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date" office:date-value="2026-01-20T00:00:00" table:style-name="ce3">
            <text:p>Tuesday, 20 January 2026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6-01-21T00:00:00" table:style-name="ce3">
            <text:p>Wednesday, 21 January 2026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6-01-22T00:00:00" table:style-name="ce3">
            <text:p>Thursday, 22 January 2026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6-01-23T00:00:00" table:style-name="ce3">
            <text:p>Friday, 23 January 2026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6-01-24T00:00:00" table:style-name="ce3">
            <text:p>Saturday, 24 January 2026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6-01-25T00:00:00" table:style-name="ce3">
            <text:p>Sunday, 25 January 2026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6-01-26T00:00:00" table:style-name="ce3">
            <text:p>Monday, 26 January 2026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6-01-27T00:00:00" table:style-name="ce3">
            <text:p>Tuesday, 27 January 2026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6-01-28T00:00:00" table:style-name="ce3">
            <text:p>Wednesday, 28 January 2026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6-01-29T00:00:00" table:style-name="ce3">
            <text:p>Thursday, 29 January 2026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6-01-30T00:00:00" table:style-name="ce3">
            <text:p>Friday, 30 January 2026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6-01-31T00:00:00" table:style-name="ce3">
            <text:p>Saturday, 31 January 2026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6-02-01T00:00:00" table:style-name="ce3">
            <text:p>Sunday, 1 February 2026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6-02-02T00:00:00" table:style-name="ce3">
            <text:p>Monday, 2 February 2026</text:p>
          </table:table-cell>
          <table:table-cell table:number-columns-repeated="16383"/>
        </table:table-row>
        <table:table-row table:style-name="ro1">
          <table:table-cell office:value-type="date" office:date-value="2026-02-03T00:00:00" table:style-name="ce3">
            <text:p>Tuesday, 3 February 2026</text:p>
          </table:table-cell>
          <table:table-cell table:number-columns-repeated="16383"/>
        </table:table-row>
        <table:table-row table:style-name="ro1">
          <table:table-cell office:value-type="date" office:date-value="2026-02-04T00:00:00" table:style-name="ce3">
            <text:p>Wednesday, 4 February 2026</text:p>
          </table:table-cell>
          <table:table-cell table:number-columns-repeated="16383"/>
        </table:table-row>
        <table:table-row table:style-name="ro1">
          <table:table-cell office:value-type="date" office:date-value="2026-02-05T00:00:00" table:style-name="ce3">
            <text:p>Thursday, 5 February 2026</text:p>
          </table:table-cell>
          <table:table-cell table:number-columns-repeated="16383"/>
        </table:table-row>
        <table:table-row table:style-name="ro1">
          <table:table-cell office:value-type="date" office:date-value="2026-02-06T00:00:00" table:style-name="ce3">
            <text:p>Friday, 6 February 2026</text:p>
          </table:table-cell>
          <table:table-cell table:number-columns-repeated="16383"/>
        </table:table-row>
        <table:table-row table:style-name="ro1">
          <table:table-cell office:value-type="date" office:date-value="2026-02-07T00:00:00" table:style-name="ce3">
            <text:p>Saturday, 7 February 2026</text:p>
          </table:table-cell>
          <table:table-cell table:number-columns-repeated="16383"/>
        </table:table-row>
        <table:table-row table:style-name="ro1">
          <table:table-cell office:value-type="date" office:date-value="2026-02-08T00:00:00" table:style-name="ce3">
            <text:p>Sunday, 8 February 2026</text:p>
          </table:table-cell>
          <table:table-cell table:number-columns-repeated="16383"/>
        </table:table-row>
        <table:table-row table:style-name="ro1">
          <table:table-cell office:value-type="date" office:date-value="2026-02-09T00:00:00" table:style-name="ce3">
            <text:p>Monday, 9 February 2026</text:p>
          </table:table-cell>
          <table:table-cell table:number-columns-repeated="16383"/>
        </table:table-row>
        <table:table-row table:style-name="ro1">
          <table:table-cell office:value-type="date" office:date-value="2026-02-10T00:00:00" table:style-name="ce3">
            <text:p>Tuesday, 10 February 2026</text:p>
          </table:table-cell>
          <table:table-cell table:number-columns-repeated="16383"/>
        </table:table-row>
        <table:table-row table:style-name="ro1">
          <table:table-cell office:value-type="date" office:date-value="2026-02-11T00:00:00" table:style-name="ce3">
            <text:p>Wednesday, 11 February 2026</text:p>
          </table:table-cell>
          <table:table-cell table:number-columns-repeated="16383"/>
        </table:table-row>
        <table:table-row table:style-name="ro1">
          <table:table-cell office:value-type="date" office:date-value="2026-02-12T00:00:00" table:style-name="ce3">
            <text:p>Thursday, 12 February 2026</text:p>
          </table:table-cell>
          <table:table-cell table:number-columns-repeated="16383"/>
        </table:table-row>
        <table:table-row table:style-name="ro1">
          <table:table-cell office:value-type="date" office:date-value="2026-02-13T00:00:00" table:style-name="ce3">
            <text:p>Friday, 13 February 2026</text:p>
          </table:table-cell>
          <table:table-cell table:number-columns-repeated="16383"/>
        </table:table-row>
        <table:table-row table:style-name="ro1">
          <table:table-cell office:value-type="date" office:date-value="2026-02-14T00:00:00" table:style-name="ce3">
            <text:p>Saturday, 14 February 2026</text:p>
          </table:table-cell>
          <table:table-cell table:number-columns-repeated="16383"/>
        </table:table-row>
        <table:table-row table:style-name="ro1">
          <table:table-cell office:value-type="date" office:date-value="2026-02-15T00:00:00" table:style-name="ce3">
            <text:p>Sunday, 15 February 2026</text:p>
          </table:table-cell>
          <table:table-cell table:number-columns-repeated="16383"/>
        </table:table-row>
        <table:table-row table:style-name="ro1">
          <table:table-cell office:value-type="date" office:date-value="2026-02-16T00:00:00" table:style-name="ce3">
            <text:p>Monday, 16 February 2026</text:p>
          </table:table-cell>
          <table:table-cell table:number-columns-repeated="16383"/>
        </table:table-row>
        <table:table-row table:style-name="ro1">
          <table:table-cell office:value-type="date" office:date-value="2026-02-17T00:00:00" table:style-name="ce3">
            <text:p>Tuesday, 17 February 2026</text:p>
          </table:table-cell>
          <table:table-cell table:number-columns-repeated="16383"/>
        </table:table-row>
        <table:table-row table:style-name="ro1">
          <table:table-cell office:value-type="date" office:date-value="2026-02-18T00:00:00" table:style-name="ce3">
            <text:p>Wednesday, 18 February 2026</text:p>
          </table:table-cell>
          <table:table-cell table:number-columns-repeated="16383"/>
        </table:table-row>
        <table:table-row table:style-name="ro1">
          <table:table-cell office:value-type="date" office:date-value="2026-02-19T00:00:00" table:style-name="ce3">
            <text:p>Thursday, 19 February 2026</text:p>
          </table:table-cell>
          <table:table-cell table:number-columns-repeated="16383"/>
        </table:table-row>
        <table:table-row table:style-name="ro1">
          <table:table-cell office:value-type="date" office:date-value="2026-02-20T00:00:00" table:style-name="ce3">
            <text:p>Friday, 20 February 2026</text:p>
          </table:table-cell>
          <table:table-cell table:number-columns-repeated="16383"/>
        </table:table-row>
        <table:table-row table:style-name="ro1">
          <table:table-cell office:value-type="date" office:date-value="2026-02-21T00:00:00" table:style-name="ce3">
            <text:p>Saturday, 21 February 2026</text:p>
          </table:table-cell>
          <table:table-cell table:number-columns-repeated="16383"/>
        </table:table-row>
        <table:table-row table:style-name="ro1">
          <table:table-cell office:value-type="date" office:date-value="2026-02-22T00:00:00" table:style-name="ce3">
            <text:p>Sunday, 22 February 2026</text:p>
          </table:table-cell>
          <table:table-cell table:number-columns-repeated="16383"/>
        </table:table-row>
        <table:table-row table:style-name="ro1">
          <table:table-cell office:value-type="date" office:date-value="2026-02-23T00:00:00" table:style-name="ce3">
            <text:p>Monday, 23 February 2026</text:p>
          </table:table-cell>
          <table:table-cell table:number-columns-repeated="16383"/>
        </table:table-row>
        <table:table-row table:style-name="ro1">
          <table:table-cell office:value-type="date" office:date-value="2026-02-24T00:00:00" table:style-name="ce3">
            <text:p>Tuesday, 24 February 2026</text:p>
          </table:table-cell>
          <table:table-cell table:number-columns-repeated="16383"/>
        </table:table-row>
        <table:table-row table:style-name="ro1">
          <table:table-cell office:value-type="date" office:date-value="2026-02-25T00:00:00" table:style-name="ce3">
            <text:p>Wednesday, 25 February 2026</text:p>
          </table:table-cell>
          <table:table-cell table:number-columns-repeated="16383"/>
        </table:table-row>
        <table:table-row table:style-name="ro1">
          <table:table-cell office:value-type="date" office:date-value="2026-02-26T00:00:00" table:style-name="ce3">
            <text:p>Thursday, 26 February 2026</text:p>
          </table:table-cell>
          <table:table-cell table:number-columns-repeated="16383"/>
        </table:table-row>
        <table:table-row table:style-name="ro1">
          <table:table-cell office:value-type="date" office:date-value="2026-02-27T00:00:00" table:style-name="ce3">
            <text:p>Friday, 27 February 2026</text:p>
          </table:table-cell>
          <table:table-cell table:number-columns-repeated="16383"/>
        </table:table-row>
        <table:table-row table:style-name="ro1">
          <table:table-cell office:value-type="date" office:date-value="2026-02-28T00:00:00" table:style-name="ce3">
            <text:p>Saturday, 28 February 2026</text:p>
          </table:table-cell>
          <table:table-cell table:number-columns-repeated="16383"/>
        </table:table-row>
        <table:table-row table:style-name="ro1">
          <table:table-cell office:value-type="date" office:date-value="2026-03-01T00:00:00" table:style-name="ce3">
            <text:p>Sunday, 1 March 2026</text:p>
          </table:table-cell>
          <table:table-cell table:number-columns-repeated="16383"/>
        </table:table-row>
        <table:table-row table:style-name="ro1">
          <table:table-cell office:value-type="date" office:date-value="2026-03-02T00:00:00" table:style-name="ce3">
            <text:p>Monday, 2 March 2026</text:p>
          </table:table-cell>
          <table:table-cell table:number-columns-repeated="16383"/>
        </table:table-row>
        <table:table-row table:style-name="ro1">
          <table:table-cell office:value-type="date" office:date-value="2026-03-03T00:00:00" table:style-name="ce3">
            <text:p>Tuesday, 3 March 2026</text:p>
          </table:table-cell>
          <table:table-cell table:number-columns-repeated="16383"/>
        </table:table-row>
        <table:table-row table:style-name="ro1">
          <table:table-cell office:value-type="date" office:date-value="2026-03-04T00:00:00" table:style-name="ce3">
            <text:p>Wednesday, 4 March 2026</text:p>
          </table:table-cell>
          <table:table-cell table:number-columns-repeated="16383"/>
        </table:table-row>
        <table:table-row table:style-name="ro1">
          <table:table-cell office:value-type="date" office:date-value="2026-03-05T00:00:00" table:style-name="ce3">
            <text:p>Thursday, 5 March 2026</text:p>
          </table:table-cell>
          <table:table-cell table:number-columns-repeated="16383"/>
        </table:table-row>
        <table:table-row table:style-name="ro1">
          <table:table-cell office:value-type="date" office:date-value="2026-03-06T00:00:00" table:style-name="ce3">
            <text:p>Friday, 6 March 2026</text:p>
          </table:table-cell>
          <table:table-cell table:number-columns-repeated="16383"/>
        </table:table-row>
        <table:table-row table:style-name="ro1">
          <table:table-cell office:value-type="date" office:date-value="2026-03-07T00:00:00" table:style-name="ce3">
            <text:p>Saturday, 7 March 2026</text:p>
          </table:table-cell>
          <table:table-cell table:number-columns-repeated="16383"/>
        </table:table-row>
        <table:table-row table:style-name="ro1">
          <table:table-cell office:value-type="date" office:date-value="2026-03-08T00:00:00" table:style-name="ce3">
            <text:p>Sunday, 8 March 2026</text:p>
          </table:table-cell>
          <table:table-cell table:number-columns-repeated="16383"/>
        </table:table-row>
        <table:table-row table:style-name="ro1">
          <table:table-cell office:value-type="date" office:date-value="2026-03-09T00:00:00" table:style-name="ce3">
            <text:p>Monday, 9 March 2026</text:p>
          </table:table-cell>
          <table:table-cell table:number-columns-repeated="16383"/>
        </table:table-row>
        <table:table-row table:style-name="ro1">
          <table:table-cell office:value-type="date" office:date-value="2026-03-10T00:00:00" table:style-name="ce3">
            <text:p>Tuesday, 10 March 2026</text:p>
          </table:table-cell>
          <table:table-cell table:number-columns-repeated="16383"/>
        </table:table-row>
        <table:table-row table:style-name="ro1">
          <table:table-cell office:value-type="date" office:date-value="2026-03-11T00:00:00" table:style-name="ce3">
            <text:p>Wednesday, 11 March 2026</text:p>
          </table:table-cell>
          <table:table-cell table:number-columns-repeated="16383"/>
        </table:table-row>
        <table:table-row table:style-name="ro1">
          <table:table-cell office:value-type="date" office:date-value="2026-03-12T00:00:00" table:style-name="ce3">
            <text:p>Thursday, 12 March 2026</text:p>
          </table:table-cell>
          <table:table-cell table:number-columns-repeated="16383"/>
        </table:table-row>
        <table:table-row table:style-name="ro1">
          <table:table-cell office:value-type="date" office:date-value="2026-03-13T00:00:00" table:style-name="ce3">
            <text:p>Friday, 13 March 2026</text:p>
          </table:table-cell>
          <table:table-cell table:number-columns-repeated="16383"/>
        </table:table-row>
        <table:table-row table:style-name="ro1">
          <table:table-cell office:value-type="date" office:date-value="2026-03-14T00:00:00" table:style-name="ce3">
            <text:p>Saturday, 14 March 2026</text:p>
          </table:table-cell>
          <table:table-cell table:number-columns-repeated="16383"/>
        </table:table-row>
        <table:table-row table:style-name="ro1">
          <table:table-cell office:value-type="date" office:date-value="2026-03-15T00:00:00" table:style-name="ce3">
            <text:p>Sunday, 15 March 2026</text:p>
          </table:table-cell>
          <table:table-cell table:number-columns-repeated="16383"/>
        </table:table-row>
        <table:table-row table:style-name="ro1">
          <table:table-cell office:value-type="date" office:date-value="2026-03-16T00:00:00" table:style-name="ce3">
            <text:p>Monday, 16 March 2026</text:p>
          </table:table-cell>
          <table:table-cell table:number-columns-repeated="16383"/>
        </table:table-row>
        <table:table-row table:style-name="ro1">
          <table:table-cell office:value-type="date" office:date-value="2026-03-17T00:00:00" table:style-name="ce3">
            <text:p>Tuesday, 17 March 2026</text:p>
          </table:table-cell>
          <table:table-cell table:number-columns-repeated="16383"/>
        </table:table-row>
        <table:table-row table:style-name="ro1">
          <table:table-cell office:value-type="date" office:date-value="2026-03-18T00:00:00" table:style-name="ce3">
            <text:p>Wednesday, 18 March 2026</text:p>
          </table:table-cell>
          <table:table-cell table:number-columns-repeated="16383"/>
        </table:table-row>
        <table:table-row table:style-name="ro1">
          <table:table-cell office:value-type="date" office:date-value="2026-03-19T00:00:00" table:style-name="ce3">
            <text:p>Thursday, 19 March 2026</text:p>
          </table:table-cell>
          <table:table-cell table:number-columns-repeated="16383"/>
        </table:table-row>
        <table:table-row table:style-name="ro1">
          <table:table-cell office:value-type="date" office:date-value="2026-03-20T00:00:00" table:style-name="ce3">
            <text:p>Friday, 20 March 2026</text:p>
          </table:table-cell>
          <table:table-cell table:number-columns-repeated="16383"/>
        </table:table-row>
        <table:table-row table:number-rows-repeated="10484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AU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age</meta:initial-creator>
    <dc:creator>sage</dc:creator>
    <meta:creation-date>2026-01-18T20:45:19Z</meta:creation-date>
    <dc:date>2026-01-18T21:06:22Z</dc:date>
  </office:meta>
</office:document-meta>
</file>